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3a5dcf" officeooo:paragraph-rsid="003a5dcf"/>
    </style:style>
    <style:style style:name="P5" style:family="paragraph" style:parent-style-name="Heading_20_1">
      <style:paragraph-properties fo:text-align="center" style:justify-single-word="false" fo:break-before="page"/>
      <style:text-properties fo:font-size="14pt" officeooo:rsid="001cf8d1" officeooo:paragraph-rsid="001cf8d1"/>
    </style:style>
    <style:style style:name="P6" style:family="paragraph" style:parent-style-name="Heading_20_1">
      <style:paragraph-properties fo:break-before="page"/>
      <style:text-properties fo:font-size="14pt" officeooo:paragraph-rsid="002bd8a0"/>
    </style:style>
    <style:style style:name="P7" style:family="paragraph" style:parent-style-name="Heading_20_2">
      <style:paragraph-properties fo:text-align="center" style:justify-single-word="false"/>
      <style:text-properties fo:font-size="14pt" officeooo:rsid="002d3aa6" officeooo:paragraph-rsid="002d3aa6"/>
    </style:style>
    <style:style style:name="P8" style:family="paragraph" style:parent-style-name="Heading_20_2">
      <style:text-properties fo:font-size="14pt" officeooo:rsid="002fb924" officeooo:paragraph-rsid="002fb924"/>
    </style:style>
    <style:style style:name="P9" style:family="paragraph" style:parent-style-name="Text_20_body">
      <style:paragraph-properties fo:text-align="justify" style:justify-single-word="false"/>
      <style:text-properties fo:font-size="14pt" officeooo:rsid="001e0103" officeooo:paragraph-rsid="001e0103"/>
    </style:style>
    <style:style style:name="P10" style:family="paragraph" style:parent-style-name="Text_20_body">
      <style:paragraph-properties fo:text-align="justify" style:justify-single-word="false"/>
      <style:text-properties fo:font-size="14pt" officeooo:rsid="0022844c" officeooo:paragraph-rsid="0022844c"/>
    </style:style>
    <style:style style:name="P11" style:family="paragraph" style:parent-style-name="Text_20_body">
      <style:text-properties fo:font-size="14pt" officeooo:rsid="00224ae3" officeooo:paragraph-rsid="00224ae3"/>
    </style:style>
    <style:style style:name="P12" style:family="paragraph" style:parent-style-name="Text_20_body">
      <style:text-properties fo:font-size="14pt" officeooo:rsid="0025fddb" officeooo:paragraph-rsid="0025fddb"/>
    </style:style>
    <style:style style:name="P13" style:family="paragraph" style:parent-style-name="Text_20_body" style:list-style-name="L1">
      <style:text-properties fo:font-size="14pt" officeooo:rsid="0025fddb" officeooo:paragraph-rsid="0025fddb"/>
    </style:style>
    <style:style style:name="P14" style:family="paragraph" style:parent-style-name="Text_20_body">
      <style:text-properties fo:font-size="14pt" officeooo:rsid="0028aa0e" officeooo:paragraph-rsid="0028aa0e"/>
    </style:style>
    <style:style style:name="P15" style:family="paragraph" style:parent-style-name="Text_20_body">
      <style:text-properties fo:font-size="14pt" officeooo:rsid="00298992" officeooo:paragraph-rsid="00298992"/>
    </style:style>
    <style:style style:name="P16" style:family="paragraph" style:parent-style-name="Text_20_body">
      <style:text-properties fo:font-size="14pt" officeooo:rsid="0031fbc9" officeooo:paragraph-rsid="0031fbc9"/>
    </style:style>
    <style:style style:name="P17" style:family="paragraph" style:parent-style-name="Text_20_body">
      <style:text-properties fo:font-size="14pt" officeooo:rsid="00456212" officeooo:paragraph-rsid="00456212"/>
    </style:style>
    <style:style style:name="P18" style:family="paragraph" style:parent-style-name="Text_20_body">
      <style:text-properties fo:font-size="14pt" officeooo:rsid="00439147" officeooo:paragraph-rsid="00439147"/>
    </style:style>
    <style:style style:name="P19" style:family="paragraph" style:parent-style-name="Text_20_body">
      <style:text-properties fo:font-size="14pt" officeooo:rsid="0033c166" officeooo:paragraph-rsid="0033c166"/>
    </style:style>
    <style:style style:name="P20" style:family="paragraph" style:parent-style-name="Text_20_body" style:list-style-name="L2">
      <style:text-properties fo:font-size="14pt" officeooo:rsid="00351ec1" officeooo:paragraph-rsid="00351ec1"/>
    </style:style>
    <style:style style:name="P21" style:family="paragraph" style:parent-style-name="Text_20_body" style:list-style-name="L2">
      <style:text-properties fo:font-size="14pt" officeooo:rsid="003826a6" officeooo:paragraph-rsid="003826a6"/>
    </style:style>
    <style:style style:name="P22" style:family="paragraph" style:parent-style-name="Text_20_body">
      <style:text-properties fo:font-size="14pt" officeooo:rsid="003a5dcf" officeooo:paragraph-rsid="003a5dcf"/>
    </style:style>
    <style:style style:name="P23" style:family="paragraph" style:parent-style-name="Text_20_body">
      <style:text-properties fo:font-size="14pt" officeooo:rsid="003b6502" officeooo:paragraph-rsid="003b6502"/>
    </style:style>
    <style:style style:name="P24" style:family="paragraph" style:parent-style-name="Text_20_body">
      <style:text-properties fo:font-size="14pt" officeooo:rsid="004173b1" officeooo:paragraph-rsid="004173b1"/>
    </style:style>
    <style:style style:name="T1" style:family="text">
      <style:text-properties officeooo:rsid="001f01ce"/>
    </style:style>
    <style:style style:name="T2" style:family="text">
      <style:text-properties officeooo:rsid="00237839"/>
    </style:style>
    <style:style style:name="T3" style:family="text">
      <style:text-properties officeooo:rsid="0024760e"/>
    </style:style>
    <style:style style:name="T4" style:family="text">
      <style:text-properties officeooo:rsid="002755e2"/>
    </style:style>
    <style:style style:name="T5" style:family="text">
      <style:text-properties officeooo:rsid="00298992"/>
    </style:style>
    <style:style style:name="T6" style:family="text">
      <style:text-properties officeooo:rsid="002b321b"/>
    </style:style>
    <style:style style:name="T7" style:family="text">
      <style:text-properties officeooo:rsid="002b6065"/>
    </style:style>
    <style:style style:name="T8" style:family="text">
      <style:text-properties officeooo:rsid="002bd8a0"/>
    </style:style>
    <style:style style:name="T9" style:family="text">
      <style:text-properties officeooo:rsid="0033c616"/>
    </style:style>
    <style:style style:name="T10" style:family="text">
      <style:text-properties officeooo:rsid="00357b9d"/>
    </style:style>
    <style:style style:name="T11" style:family="text">
      <style:text-properties officeooo:rsid="003667dc"/>
    </style:style>
    <style:style style:name="T12" style:family="text">
      <style:text-properties officeooo:rsid="003d474c"/>
    </style:style>
    <style:style style:name="T13" style:family="text">
      <style:text-properties officeooo:rsid="003e8f64"/>
    </style:style>
    <style:style style:name="T14" style:family="text">
      <style:text-properties officeooo:rsid="0041c207"/>
    </style:style>
    <style:style style:name="T15" style:family="text">
      <style:text-properties officeooo:rsid="0047c80e"/>
    </style:style>
    <style:style style:name="T16" style:family="text">
      <style:text-properties officeooo:rsid="0049fc87"/>
    </style:style>
    <style:style style:name="T17" style:family="text">
      <style:text-properties officeooo:rsid="004cb84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engine development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211_2042366969" text:style-name="Index_20_Link" text:visited-style-name="Index_20_Link">Introduction<text:tab/>3</text:a></text:p>
          <text:p text:style-name="P1"><text:a xlink:type="simple" xlink:href="#__RefHeading___Toc213_2042366969" text:style-name="Index_20_Link" text:visited-style-name="Index_20_Link">1. Basic API<text:tab/>4</text:a></text:p>
          <text:p text:style-name="P2"><text:a xlink:type="simple" xlink:href="#__RefHeading___Toc217_2042366969" text:style-name="Index_20_Link" text:visited-style-name="Index_20_Link">1.1. Window<text:tab/>4</text:a></text:p>
          <text:p text:style-name="P2"><text:a xlink:type="simple" xlink:href="#__RefHeading___Toc219_2042366969" text:style-name="Index_20_Link" text:visited-style-name="Index_20_Link">1.2. Mesh<text:tab/>4</text:a></text:p>
        </text:index-body>
      </text:table-of-content>
      <text:p text:style-name="Text_20_body"/>
      <text:p text:style-name="Title"/>
      <text:h text:style-name="P5" text:outline-level="1" text:is-list-header="true"><text:bookmark-start text:name="__RefHeading___Toc211_2042366969"/>Introduction<text:bookmark-end text:name="__RefHeading___Toc211_2042366969"/></text:h>
      <text:p text:style-name="P9">Cengine represents basic 3D engine functions which involves API for most common tools used in development. It allows easily set up window, meshes, 2D interface elements such as buttons, checkboxes, lists; <text:span text:style-name="T1">3D elemetns, and that’s what this engine is being developed at first.</text:span></text:p>
      <text:p text:style-name="P10">Engine is based on OpenGL library <text:span text:style-name="T2">for drawing graphics and it also uses GLFW library for window managing.</text:span></text:p>
      <text:h text:style-name="P6" text:outline-level="1"><text:bookmark-start text:name="__RefHeading___Toc213_2042366969"/><text:span text:style-name="T5">Basic </text:span><text:span text:style-name="T8">API</text:span><text:bookmark-end text:name="__RefHeading___Toc213_2042366969"/></text:h>
      <text:h text:style-name="P7" text:outline-level="2"><text:bookmark-start text:name="__RefHeading___Toc217_2042366969"/>Window<text:bookmark-end text:name="__RefHeading___Toc217_2042366969"/></text:h>
      <text:p text:style-name="P11">Window module is the main element in engine. Without that it’s hard to use OpenGL. <text:span text:style-name="T3">As it is said earlier, window is created via GLFW3 library. It’s more modern than GLUT, so it provides us with more efficient tools.</text:span></text:p>
      <text:p text:style-name="P12">Window class doesn’t inherit any other classes. Its properties are <text:span text:style-name="T9">following</text:span>:</text:p>
      <text:list xml:id="list3822027174" text:style-name="L1">
        <text:list-item>
          <text:p text:style-name="P13">unsigned short m_x for X size of window;</text:p>
        </text:list-item>
        <text:list-item>
          <text:p text:style-name="P13">unsigned short m_y for Y size of window;</text:p>
        </text:list-item>
        <text:list-item>
          <text:p text:style-name="P13">GLFWwindow* m_window <text:span text:style-name="T4">for window context.</text:span></text:p>
        </text:list-item>
      </text:list>
      <text:p text:style-name="P14">Window class constructor initializes window. <text:span text:style-name="T5">glewExperimental sets true for proper Vertex Array Object </text:span><text:span text:style-name="T7">(VAO)</text:span><text:span text:style-name="T5">. Moreover, m_x and m_y is being set here. These properties don’t participate in code right now, but it might be useful to save them for other actions. </text:span></text:p>
      <text:p text:style-name="P15">What is needs to be intialized it’s m_window. m_window = glfwCreateWindow<text:span text:style-name="T6">() defines widnow and sets parameters recieved by constructor: X, Y and window name. </text:span><text:span text:style-name="T7">VAO is also being set in this constructor</text:span></text:p>
      <text:p text:style-name="P16">There’s exists method render(). At this moment, it contains main loop, clear color and shader. Nothing interesting right now.</text:p>
      <text:p text:style-name="P17"><text:span text:style-name="T15">Cooridnate system in Cengine is right-hand according to </text:span><text:span text:style-name="T16">OpenGL which is</text:span><text:span text:style-name="T15"> used</text:span>.</text:p>
      <text:p text:style-name="P18"/>
      <text:h text:style-name="P8" text:outline-level="2"><text:bookmark-start text:name="__RefHeading___Toc219_2042366969"/>Mesh<text:bookmark-end text:name="__RefHeading___Toc219_2042366969"/></text:h>
      <text:p text:style-name="P19">Mesh is the basic class for object. It contains information for mesh it represents to display it on the screen. <text:span text:style-name="T9">Its properties are following:</text:span></text:p>
      <text:list xml:id="list3953340491" text:style-name="L2">
        <text:list-item>
          <text:p text:style-name="P20">VBO or Vertex Buffer Object. <text:span text:style-name="T10">Unlike old methods of storing vertex data in RAM it helps to upload it directly to video device, what improves its perfomance. </text:span><text:span text:style-name="T11">VBO number is being generated and pushed into this propertiy, and after that buffer with number stored in this varable is binding by glBindBuffer(GL_ARRAY_BUFFER, VBO).</text:span></text:p>
        </text:list-item>
        <text:list-item>
          <text:p text:style-name="P21">vertices is an array of vertices of the object. The problem is that size of this <text:soft-page-break/>array is not always defined and there m_vertex_coordinates comes to help</text:p>
        </text:list-item>
        <text:list-item>
          <text:p text:style-name="P21">m_vertex_coordinates is the temporary vector storage for vertices. <text:span text:style-name="T17">It gets cleared after being used which makes use of this memory efficient.</text:span></text:p>
        </text:list-item>
      </text:list>
      <text:p text:style-name="P22">This Class is rich with methods as this is the part used for displaying objects.</text:p>
      <text:p text:style-name="P23">translateDataToBuffer according its name translates data to buffer. This data stores in m_vertex_coordinates. <text:span text:style-name="T12">Here vertices array size is being defined and all verctices contained in m_vertex_coordinates are being translated into this array. </text:span><text:span text:style-name="T13">After that buffer is generated, them binds and all the vertices are translated into buffer data.</text:span></text:p>
      <text:p text:style-name="P22">setShape is the abstract class used in heirs.</text:p>
      <text:p text:style-name="P24">addVertex <text:span text:style-name="T14">is the simple method for filling m_vertex_coordinates. It just contains 3 commands where X, Y and Z coordinates are pushed into this vector.</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15cm" style:auto-text-indent="false" style:page-number="auto">
        <style:tab-stops/>
      </style:paragraph-properties>
      <style:text-properties style:font-name="Times New Roman1"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style:font-name="Times New Roman2" fo:font-family="'Times New Roman'" style:font-style-name="Полужирный"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style:font-name="Times New Roman2" fo:font-family="'Times New Roman'" style:font-style-name="Полужирный"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style:text-properties style:font-name="Times New Roman" fo:font-family="'Times New Roman'" style:font-style-name="Курсив" style:font-family-generic="roman" style:font-pitch="variable" fo:font-size="12pt" fo:font-style="normal"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Полужирный" style:font-family-generic="roman" style:font-pitch="variable" fo:font-size="1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Полужирный" style:font-family-generic="roman" style:font-pitch="variable" fo:font-size="12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style:font-pitch="variable" fo:font-size="14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Times New Roman1" fo:font-family="'Times New Roman'" style:font-style-name="Обычный"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18T19:31:52.209488149</dc:date>
    <meta:editing-duration>PT7H48M17S</meta:editing-duration>
    <meta:editing-cycles>52</meta:editing-cycles>
    <meta:generator>LibreOffice/7.3.7.2$Linux_X86_64 LibreOffice_project/30$Build-2</meta:generator>
    <meta:document-statistic meta:table-count="0" meta:image-count="0" meta:object-count="0" meta:page-count="5" meta:paragraph-count="29" meta:word-count="487" meta:character-count="2973" meta:non-whitespace-character-count="2523"/>
  </office:meta>
</office:document-meta>
</file>